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ACTS CONCERNING THE PREINCARNATE CHRIST (1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FACTS CONCERNING THE PREINCARNATE CHRIST (1:1-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relationship to the Father (1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relationship to the Father (1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Christ's eternality is declared (1:1a, 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Christ's deity is declared (1:1b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FACTS CONCERNING THE PREINCARNATE CHRIST (1:1-5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is relationship to the Father (1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is relationship to the world (1:3-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His relationship to the world (1:3-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e is the sole creator (1:3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is light and life (1:4-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FACTS CONCERNING THE PREINCARNATE CHRIST (1:1-5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His relationship to the Father (1:1-2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is relationship to the world (1:3-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JOHN 1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FACTS CONCERNING THE PREINCARNATE CHRIST (1:1-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FACTS CONCERNING THE INCARNATE CHRIST (1:6-51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FACTS CONCERNING THE INCARNATE CHRIST (1:6-51)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miracle (1:1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mission (1:10-13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The mission (1:10-13):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Some rejected him (1:10-11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Some received him (1:12-13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0" draw:style-name="a555" draw:master-page-name="Master1-Layout12-tx-Title-and-Text" presentation:presentation-page-layout-name="Master1-PPL12" draw:id="Slide-265">
        <draw:frame draw:id="id101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FACTS CONCERNING THE INCARNATE CHRIST (1:6-51)<text:s text:c="1"/></text:span><text:span text:style-name="a557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miracle (1:14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mission (1:10-1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men (1:6-9, 15-51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-title-Title-Slide" presentation:presentation-page-layout-name="Master1-PPL1" draw:id="Slide-266">
        <draw:frame draw:id="id103" presentation:style-name="a577" draw:name="Title 1" svg:x="1.38in" svg:y="0.83in" svg:width="10.3in" svg:height="4.42in" presentation:class="title" presentation:placeholder="false">
          <draw:text-box>
            <text:p text:style-name="a576" text:class-names="" text:cond-style-name=""><text:span text:style-name="a574" text:class-names=""><text:s text:c="1"/>The men (1:6-9, 15-51)<text:s text:c="1"/></text:span><text:span text:style-name="a575" text:class-names=""/></text:p>
          </draw:text-box>
          <svg:title/>
          <svg:desc/>
        </draw:frame>
        <draw:frame draw:id="id104" presentation:style-name="a582" draw:name="Subtitle 2" svg:x="1.38in" svg:y="5.25in" svg:width="10.3in" svg:height="1.85in" presentation:class="subtitle" presentation:placeholder="false">
          <draw:text-box>
            <text:p text:style-name="a579" text:class-names="" text:cond-style-name=""><text:span text:style-name="a578" text:class-names=""><text:s text:c="1"/>Christ's faithful forerunner (1:6-9, 15-34)<text:s text:c="1"/></text:span></text:p>
            <text:p text:style-name="a581" text:class-names="" text:cond-style-name=""><text:span text:style-name="a580" text:class-names=""/></text:p>
          </draw:text-box>
          <svg:title/>
          <svg:desc/>
        </draw:frame>
      </draw:page>
      <draw:page draw:name="Slide12" draw:style-name="a583" draw:master-page-name="Master1-Layout1-title-Title-Slide" presentation:presentation-page-layout-name="Master1-PPL1" draw:id="Slide-267">
        <draw:frame draw:id="id105" presentation:style-name="a587" draw:name="Title 1" svg:x="1.38in" svg:y="0.83in" svg:width="10.3in" svg:height="4.42in" presentation:class="title" presentation:placeholder="false">
          <draw:text-box>
            <text:p text:style-name="a586" text:class-names="" text:cond-style-name=""><text:span text:style-name="a584" text:class-names=""><text:s text:c="1"/>Christ's faithful forerunner (1:6-9, 15-34)<text:s text:c="1"/></text:span><text:span text:style-name="a585" text:class-names=""/></text:p>
          </draw:text-box>
          <svg:title/>
          <svg:desc/>
        </draw:frame>
        <draw:frame draw:id="id106" presentation:style-name="a592" draw:name="Subtitle 2" svg:x="1.38in" svg:y="5.25in" svg:width="10.3in" svg:height="1.85in" presentation:class="subtitle" presentation:placeholder="false">
          <draw:text-box>
            <text:p text:style-name="a589" text:class-names="" text:cond-style-name=""><text:span text:style-name="a588" text:class-names=""><text:s text:c="1"/>John the Baptist and the crowds (1:6-9, 15-18):<text:s text:c="1"/></text:span></text:p>
            <text:p text:style-name="a591" text:class-names="" text:cond-style-name=""><text:span text:style-name="a590" text:class-names=""/></text:p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John the Baptist and the crowds (1:6-9, 15-18):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He is to serve as a witness to Christ (1:6-9)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Christ is greater than John or Moses (1:15-17).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<text:s text:c="1"/>Christ's faithful forerunner (1:6-9, 15-34)<text:s text:c="1"/></text:span><text:span text:style-name="a610" text:class-names=""/></text:p>
          </draw:text-box>
          <svg:title/>
          <svg:desc/>
        </draw:frame>
        <draw:frame draw:id="id110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John the Baptist and the crowds (1:6-9, 15-18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John the Baptist and the critics (1:19-28): John speaks to the Pharisees who are sent to cross-examine him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5" draw:style-name="a623" draw:master-page-name="Master1-Layout12-tx-Title-and-Text" presentation:presentation-page-layout-name="Master1-PPL12" draw:id="Slide-270">
        <draw:frame draw:id="id111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John the Baptist and the critics (1:19-28): John speaks to the Pharisees who are sent to cross-examine him.<text:s text:c="1"/></text:span><text:span text:style-name="a625" text:class-names=""/></text:p>
          </draw:text-box>
          <svg:title/>
          <svg:desc/>
        </draw:frame>
        <draw:frame draw:id="id112" presentation:style-name="a640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John says that he is not the Messiah (1:19-20).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John says that he is not Elijah (1:21).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John says that he has been sent to prepare the way for the Lord (1:22-28).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6" draw:style-name="a641" draw:master-page-name="Master1-Layout12-tx-Title-and-Text" presentation:presentation-page-layout-name="Master1-PPL12" draw:id="Slide-271">
        <draw:frame draw:id="id113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<text:s text:c="1"/>Christ's faithful forerunner (1:6-9, 15-34)<text:s text:c="1"/></text:span><text:span text:style-name="a643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John the Baptist and the crowds (1:6-9, 15-18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John the Baptist and the critics (1:19-28): John speaks to the Pharisees who are sent to cross-examine him.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John the Baptist and the Christ (1:29-34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John the Baptist and the Christ (1:29-34)<text:s text:c="1"/></text:span><text:span text:style-name="a661" text:class-names=""/></text:p>
          </draw:text-box>
          <svg:title/>
          <svg:desc/>
        </draw:frame>
        <draw:frame draw:id="id116" presentation:style-name="a673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He introduces the Saviour (1:29-31).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He baptizes the Saviour (1:32-34).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8" draw:style-name="a674" draw:master-page-name="Master1-Layout12-tx-Title-and-Text" presentation:presentation-page-layout-name="Master1-PPL12" draw:id="Slide-273">
        <draw:frame draw:id="id117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Christ's faithful forerunner (1:6-9, 15-34)<text:s text:c="1"/></text:span><text:span text:style-name="a676" text:class-names=""/></text:p>
          </draw:text-box>
          <svg:title/>
          <svg:desc/>
        </draw:frame>
        <draw:frame draw:id="id118" presentation:style-name="a691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John the Baptist and the crowds (1:6-9, 15-18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John the Baptist and the critics (1:19-28): John speaks to the Pharisees who are sent to cross-examine him.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John the Baptist and the Christ (1:29-34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9" draw:style-name="a692" draw:master-page-name="Master1-Layout12-tx-Title-and-Text" presentation:presentation-page-layout-name="Master1-PPL12" draw:id="Slide-274">
        <draw:frame draw:id="id119" presentation:style-name="a696" draw:name="Title 1" svg:x="1.38in" svg:y="0.4in" svg:width="10.6in" svg:height="1.44965in" presentation:class="title" presentation:placeholder="false">
          <draw:text-box>
            <text:p text:style-name="a695" text:class-names="" text:cond-style-name=""><text:span text:style-name="a693" text:class-names=""><text:s text:c="1"/>The men (1:6-9, 15-51)<text:s text:c="1"/></text:span><text:span text:style-name="a694" text:class-names=""/></text:p>
          </draw:text-box>
          <svg:title/>
          <svg:desc/>
        </draw:frame>
        <draw:frame draw:id="id120" presentation:style-name="a706" draw:name="Text Placeholder 2" svg:x="1.38in" svg:y="2in" svg:width="9.4in" svg:height="4.7586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<text:s text:c="1"/>Christ's faithful forerunner (1:6-9, 15-34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Christ's first five followers (1:35-51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20" draw:style-name="a707" draw:master-page-name="Master1-Layout12-tx-Title-and-Text" presentation:presentation-page-layout-name="Master1-PPL12" draw:id="Slide-275">
        <draw:frame draw:id="id121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<text:s text:c="1"/>Christ's first five followers (1:35-51)<text:s text:c="1"/></text:span><text:span text:style-name="a709" text:class-names=""/></text:p>
          </draw:text-box>
          <svg:title/>
          <svg:desc/>
        </draw:frame>
        <draw:frame draw:id="id122" presentation:style-name="a727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Andrew and John the apostle (1:35-39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Peter (1:40-42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Philip (1:43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Nathanael (1:44-51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draw:page draw:name="Slide21" draw:style-name="a728" draw:master-page-name="Master1-Layout12-tx-Title-and-Text" presentation:presentation-page-layout-name="Master1-PPL12" draw:id="Slide-276">
        <draw:frame draw:id="id123" presentation:style-name="a732" draw:name="Title 1" svg:x="1.38in" svg:y="0.4in" svg:width="10.6in" svg:height="1.44965in" presentation:class="title" presentation:placeholder="false">
          <draw:text-box>
            <text:p text:style-name="a731" text:class-names="" text:cond-style-name=""><text:span text:style-name="a729" text:class-names=""><text:s text:c="1"/>The men (1:6-9, 15-51)<text:s text:c="1"/></text:span><text:span text:style-name="a730" text:class-names=""/></text:p>
          </draw:text-box>
          <svg:title/>
          <svg:desc/>
        </draw:frame>
        <draw:frame draw:id="id124" presentation:style-name="a742" draw:name="Text Placeholder 2" svg:x="1.38in" svg:y="2in" svg:width="9.4in" svg:height="4.75868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<text:s text:c="1"/>Christ's faithful forerunner (1:6-9, 15-34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Christ's first five followers (1:35-51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draw:page draw:name="Slide22" draw:style-name="a743" draw:master-page-name="Master1-Layout12-tx-Title-and-Text" presentation:presentation-page-layout-name="Master1-PPL12" draw:id="Slide-277">
        <draw:frame draw:id="id125" presentation:style-name="a747" draw:name="Title 1" svg:x="1.38in" svg:y="0.4in" svg:width="10.6in" svg:height="1.44965in" presentation:class="title" presentation:placeholder="false">
          <draw:text-box>
            <text:p text:style-name="a746" text:class-names="" text:cond-style-name=""><text:span text:style-name="a744" text:class-names="">FACTS CONCERNING THE INCARNATE CHRIST (1:6-51)<text:s text:c="1"/></text:span><text:span text:style-name="a745" text:class-names=""/></text:p>
          </draw:text-box>
          <svg:title/>
          <svg:desc/>
        </draw:frame>
        <draw:frame draw:id="id126" presentation:style-name="a760" draw:name="Text Placeholder 2" svg:x="1.38in" svg:y="2in" svg:width="9.4in" svg:height="4.75868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<text:s text:c="1"/>The miracle (1:14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The mission (1:10-13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The men (1:6-9, 15-51)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</draw:text-box>
          <svg:title/>
          <svg:desc/>
        </draw:frame>
      </draw:page>
      <draw:page draw:name="Slide23" draw:style-name="a761" draw:master-page-name="Master1-Layout12-tx-Title-and-Text" presentation:presentation-page-layout-name="Master1-PPL12" draw:id="Slide-278">
        <draw:frame draw:id="id127" presentation:style-name="a765" draw:name="Title 1" svg:x="1.38in" svg:y="0.4in" svg:width="10.6in" svg:height="1.44965in" presentation:class="title" presentation:placeholder="false">
          <draw:text-box>
            <text:p text:style-name="a764" text:class-names="" text:cond-style-name=""><text:span text:style-name="a762" text:class-names="">JOHN 1</text:span><text:span text:style-name="a763" text:class-names=""/></text:p>
          </draw:text-box>
          <svg:title/>
          <svg:desc/>
        </draw:frame>
        <draw:frame draw:id="id128" presentation:style-name="a775" draw:name="Text Placeholder 2" svg:x="1.38in" svg:y="2in" svg:width="9.4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FACTS CONCERNING THE PREINCARNATE CHRIST (1:1-5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FACTS CONCERNING THE INCARNATE CHRIST (1:6-51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</dc:title>
    <meta:initial-creator>David STRICKLAND</meta:initial-creator>
    <dc:creator>David STRICKLAND</dc:creator>
    <meta:creation-date>2020-02-23T23:14:23Z</meta:creation-date>
    <dc:date>2020-02-23T23:14:23Z</dc:date>
    <meta:template xlink:href="BibleStudy" xlink:type="simple"/>
    <meta:editing-cycles>1</meta:editing-cycles>
    <meta:editing-duration>PT0S</meta:editing-duration>
    <meta:document-statistic meta:paragraph-count="72" meta:word-count="659"/>
  </office:meta>
</office:document-meta>
</file>